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padding="0.0193in" fo:border="0.06pt solid #d9d9e3"/>
    </style:style>
    <style:style style:name="P2" style:family="paragraph" style:parent-style-name="Text_20_body">
      <style:paragraph-properties fo:padding="0.0193in" fo:border="0.06pt solid #d9d9e3"/>
    </style:style>
    <style:style style:name="P3" style:family="paragraph" style:parent-style-name="Text_20_body" style:list-style-name="L1">
      <style:paragraph-properties fo:padding="0.0193in" fo:border="0.06pt solid #d9d9e3"/>
    </style:style>
    <style:style style:name="P4" style:family="paragraph" style:parent-style-name="Text_20_body" style:list-style-name="L1">
      <style:paragraph-properties fo:margin-top="0in" fo:margin-bottom="0in" style:contextual-spacing="false" fo:padding="0.0193in" fo:border="0.06pt solid #d9d9e3"/>
    </style:style>
    <style:style style:name="T1" style:family="text">
      <style:text-properties loext:padding="0.0193in" loext:border="0.06pt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Lab: Creating a Customized Iterator</text:h>
      <text:p text:style-name="P2">In this lab, you will create a customized iterator that generates a sequence of prime numbers.</text:p>
      <text:h text:style-name="P1" text:outline-level="3">Step 1: Implement the <text:span text:style-name="Source_20_Text"><text:span text:style-name="T1">is_prime()</text:span></text:span> Function</text:h>
      <text:p text:style-name="P2">Write a function called <text:span text:style-name="Source_20_Text"><text:span text:style-name="T1">is_prime()</text:span></text:span> that takes an integer as input and returns <text:span text:style-name="Source_20_Text"><text:span text:style-name="T1">True</text:span></text:span> if the input is a prime number, and <text:span text:style-name="Source_20_Text"><text:span text:style-name="T1">False</text:span></text:span> otherwise. You can use any algorithm you like to determine whether a number is prime.</text:p>
      <text:p text:style-name="P2"/>
      <text:h text:style-name="P1" text:outline-level="3">Step 2: Implement the <text:span text:style-name="Source_20_Text"><text:span text:style-name="T1">Primes</text:span></text:span> Iterator Class</text:h>
      <text:p text:style-name="P2">Write an iterator class called <text:span text:style-name="Source_20_Text"><text:span text:style-name="T1">Primes</text:span></text:span> that generates a sequence of prime numbers. The class should have the following methods:</text:p>
      <text:list xml:id="list844806631" text:style-name="L1">
        <text:list-item>
          <text:p text:style-name="P4"><text:span text:style-name="Source_20_Text"><text:span text:style-name="T1">__init__(self, max)</text:span></text:span>: Initializes the iterator with the maximum number of primes to generate.</text:p>
        </text:list-item>
        <text:list-item>
          <text:p text:style-name="P4"><text:span text:style-name="Source_20_Text"><text:span text:style-name="T1">__iter__(self)</text:span></text:span>: Returns the iterator object itself.</text:p>
        </text:list-item>
        <text:list-item>
          <text:p text:style-name="P3"><text:span text:style-name="Source_20_Text"><text:span text:style-name="T1">__next__(self)</text:span></text:span>: Returns the next prime number in the sequence.</text:p>
        </text:list-item>
      </text:list>
      <text:h text:style-name="P1" text:outline-level="3">Step 3: Test the <text:span text:style-name="Source_20_Text"><text:span text:style-name="T1">Primes</text:span></text:span> Iterator</text:h>
      <text:p text:style-name="P2">Create an instance of the <text:span text:style-name="Source_20_Text"><text:span text:style-name="T1">Primes</text:span></text:span> iterator and use it to generate the first 10 prime numbers. Print each prime number as it is generated.</text:p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6T11:37:24.130000000</meta:creation-date>
    <dc:date>2023-03-16T11:38:59.033000000</dc:date>
    <meta:editing-duration>PT1M36S</meta:editing-duration>
    <meta:editing-cycles>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1" meta:word-count="154" meta:character-count="925" meta:non-whitespace-character-count="785"/>
  </office:meta>
</office:document-meta>
</file>